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357cm" draw:marker-end-width="0.357cm" draw:fill="none" draw:textarea-horizontal-align="justify" draw:textarea-vertical-align="middle" draw:auto-grow-height="false" fo:min-height="0.587cm" fo:min-width="2.369cm" fo:padding-top="0.151cm" fo:padding-bottom="0.151cm" fo:padding-left="0.276cm" fo:padding-right="0.276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639cm" fo:min-width="1.65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639cm" fo:min-width="4.83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text">
      <style:graphic-properties draw:textarea-vertical-align="middle" draw:auto-grow-height="false" fo:min-height="0.639cm" fo:min-width="3.056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639cm" fo:min-width="2.42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21cm" svg:height="0.889cm" svg:x="2.397cm" svg:y="6.842cm">
          <text:p text:style-name="P1">socket()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159cm" svg:height="0.889cm" svg:x="2.905cm" svg:y="5.445cm">
          <text:p text:style-name="P3"><text:span text:style-name="T1">服务器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0.889cm" svg:x="2.397cm" svg:y="8.493cm">
          <text:p text:style-name="P1">bind(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794cm" svg:y1="7.731cm" svg:x2="3.794cm" svg:y2="8.493cm">
          <text:p/>
        </draw:line>
        <draw:custom-shape draw:style-name="gr1" draw:text-style-name="P2" draw:layer="layout" svg:width="2.921cm" svg:height="0.889cm" svg:x="2.397cm" svg:y="10.144cm">
          <text:p text:style-name="P1">listen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3.794cm" svg:y1="9.382cm" svg:x2="3.794cm" svg:y2="10.144cm">
          <text:p/>
        </draw:line>
        <draw:custom-shape draw:style-name="gr1" draw:text-style-name="P2" draw:layer="layout" svg:width="2.921cm" svg:height="0.889cm" svg:x="2.397cm" svg:y="11.795cm">
          <text:p text:style-name="P1">accept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3.794cm" svg:y1="11.033cm" svg:x2="3.794cm" svg:y2="11.795cm">
          <text:p/>
        </draw:line>
        <draw:line draw:style-name="gr3" draw:text-style-name="P2" draw:layer="layout" svg:x1="3.794cm" svg:y1="12.684cm" svg:x2="3.794cm" svg:y2="13.446cm">
          <text:p/>
        </draw:line>
        <draw:custom-shape draw:style-name="gr4" draw:text-style-name="P6" draw:layer="layout" svg:width="5.334cm" svg:height="0.889cm" svg:x="1.381cm" svg:y="13.446cm">
          <text:p text:style-name="P5"><text:span text:style-name="T2">阻塞，等待客户连接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794cm" svg:y1="14.335cm" svg:x2="3.794cm" svg:y2="16.367cm">
          <text:p/>
        </draw:line>
        <draw:custom-shape draw:style-name="gr1" draw:text-style-name="P2" draw:layer="layout" svg:width="2.921cm" svg:height="0.889cm" svg:x="2.397cm" svg:y="16.367cm">
          <text:p text:style-name="P1">read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21cm" svg:height="0.889cm" svg:x="2.37cm" svg:y="20.966cm">
          <text:p text:style-name="P1">close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3.794cm" svg:y1="20.177cm" svg:x2="3.794cm" svg:y2="20.939cm">
          <text:p/>
        </draw:line>
        <draw:custom-shape draw:style-name="gr1" draw:text-style-name="P2" draw:layer="layout" svg:width="2.921cm" svg:height="0.889cm" svg:x="2.397cm" svg:y="19.161cm">
          <text:p text:style-name="P1">write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3.794cm" svg:y1="18.399cm" svg:x2="3.794cm" svg:y2="19.161cm">
          <text:p/>
        </draw:line>
        <draw:line draw:style-name="gr3" draw:text-style-name="P2" draw:layer="layout" svg:x1="3.794cm" svg:y1="18.412cm" svg:x2="3.794cm" svg:y2="19.174cm">
          <text:p/>
        </draw:line>
        <draw:line draw:style-name="gr5" draw:text-style-name="P2" draw:layer="layout" svg:x1="3.767cm" svg:y1="17.256cm" svg:x2="3.767cm" svg:y2="17.891cm">
          <text:p/>
        </draw:line>
        <draw:custom-shape draw:style-name="gr6" draw:text-style-name="P7" draw:layer="layout" svg:width="3.556cm" svg:height="0.889cm" svg:x="2.143cm" svg:y="17.764cm">
          <text:p text:style-name="P7"><text:span text:style-name="T3">处理服务请求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0.889cm" svg:x="10.779cm" svg:y="13.065cm">
          <text:p text:style-name="P1">socket()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159cm" svg:height="0.889cm" svg:x="11.287cm" svg:y="11.668cm">
          <text:p text:style-name="P3"><text:span text:style-name="T1">客户端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0.889cm" svg:x="10.779cm" svg:y="14.716cm">
          <text:p text:style-name="P1">connect(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176cm" svg:y1="13.954cm" svg:x2="12.176cm" svg:y2="14.716cm">
          <text:p/>
        </draw:line>
        <draw:custom-shape draw:style-name="gr1" draw:text-style-name="P2" draw:layer="layout" svg:width="2.921cm" svg:height="0.889cm" svg:x="10.779cm" svg:y="16.367cm">
          <text:p text:style-name="P1">write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2.176cm" svg:y1="15.605cm" svg:x2="12.176cm" svg:y2="16.367cm">
          <text:p/>
        </draw:line>
        <draw:custom-shape draw:style-name="gr1" draw:text-style-name="P2" draw:layer="layout" svg:width="2.921cm" svg:height="0.889cm" svg:x="10.779cm" svg:y="19.234cm">
          <text:p text:style-name="P1">read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2.176cm" svg:y1="17.256cm" svg:x2="12.176cm" svg:y2="19.288cm">
          <text:p/>
        </draw:line>
        <draw:line draw:style-name="gr3" draw:text-style-name="P2" draw:layer="layout" svg:x1="12.176cm" svg:y1="20.123cm" svg:x2="12.176cm" svg:y2="20.885cm">
          <text:p/>
        </draw:line>
        <draw:line draw:style-name="gr3" draw:text-style-name="P2" draw:layer="layout" svg:x1="10.779cm" svg:y1="14.97cm" svg:x2="3.794cm" svg:y2="14.97cm">
          <text:p/>
        </draw:line>
        <draw:custom-shape draw:style-name="gr4" draw:text-style-name="P6" draw:layer="layout" svg:width="5.334cm" svg:height="0.889cm" svg:x="4.937cm" svg:y="14.208cm">
          <text:p text:style-name="P5"><text:span text:style-name="T2">建立连接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921cm" svg:height="0.889cm" svg:x="6.334cm" svg:y="15.986cm">
          <text:p text:style-name="P5"><text:span text:style-name="T2">请求数据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779cm" svg:y1="16.875cm" svg:x2="5.318cm" svg:y2="16.875cm">
          <text:p/>
        </draw:line>
        <draw:line draw:style-name="gr3" draw:text-style-name="P2" draw:layer="layout" svg:x1="5.318cm" svg:y1="19.642cm" svg:x2="10.779cm" svg:y2="19.642cm">
          <text:p/>
        </draw:line>
        <draw:custom-shape draw:style-name="gr7" draw:text-style-name="P6" draw:layer="layout" svg:width="2.921cm" svg:height="0.889cm" svg:x="6.207cm" svg:y="18.78cm">
          <text:p text:style-name="P5"><text:span text:style-name="T2">应答数据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921cm" svg:height="0.889cm" svg:x="6.334cm" svg:y="15.986cm">
          <text:p text:style-name="P5"><text:span text:style-name="T2">请求数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0.889cm" svg:x="10.752cm" svg:y="20.939cm">
          <text:p text:style-name="P1">close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.921cm" svg:height="0.889cm" svg:x="6.334cm" svg:y="22.082cm">
          <text:p text:style-name="P5"><text:span text:style-name="T2">TCP/IP socket </text:span><text:span text:style-name="T2">编程模型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fo:font-size="18pt" fo:text-shadow="none" style:text-underline-style="none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4:39:08.154127985</meta:creation-date>
    <dc:date>2018-04-10T15:01:36.280398152</dc:date>
    <meta:editing-duration>PT12M15S</meta:editing-duration>
    <meta:editing-cycles>5</meta:editing-cycles>
    <meta:generator>LibreOffice/5.1.6.2$Linux_X86_64 LibreOffice_project/10m0$Build-2</meta:generator>
    <meta:document-statistic meta:object-count="37"/>
  </office:meta>
</office:document-meta>
</file>